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rebuchetMS" svg:font-family="TrebuchetMS" style:font-family-generic="swiss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85b22"/>
    </style:style>
    <style:style style:name="P2" style:family="paragraph" style:parent-style-name="Standard">
      <style:text-properties officeooo:paragraph-rsid="00071473"/>
    </style:style>
    <style:style style:name="P3" style:family="paragraph" style:parent-style-name="Standard">
      <style:text-properties fo:color="#1a1a1a" style:text-outline="false" style:font-name="TrebuchetMS" fo:font-size="13pt" fo:letter-spacing="normal" style:letter-kerning="false" style:font-size-asian="13pt"/>
    </style:style>
    <style:style style:name="P4" style:family="paragraph" style:parent-style-name="Standard">
      <style:text-properties officeooo:rsid="00285b22" officeooo:paragraph-rsid="00285b22"/>
    </style:style>
    <style:style style:name="T1" style:family="text">
      <style:text-properties fo:color="#1a1a1a" style:text-outline="false" style:font-name="TrebuchetMS" fo:font-size="13pt" fo:letter-spacing="normal" style:letter-kerning="false" style:font-size-asian="13pt"/>
    </style:style>
    <style:style style:name="T2" style:family="text">
      <style:text-properties fo:color="#1a1a1a" style:text-outline="false" style:font-name="TrebuchetMS" fo:font-size="13pt" fo:letter-spacing="normal" officeooo:rsid="00268494" style:letter-kerning="false" style:font-size-asian="13pt"/>
    </style:style>
    <style:style style:name="T3" style:family="text">
      <style:text-properties fo:color="#1a1a1a" style:text-outline="false" style:font-name="TrebuchetMS" fo:font-size="13pt" fo:letter-spacing="normal" officeooo:rsid="00285b22" style:letter-kerning="false" style:font-size-asian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Olá Prof. Mario,</text:span></text:p>
      <text:p text:style-name="P3"/>
      <text:p text:style-name="Standard"><text:span text:style-name="T1">Eu também estou bastante feliz e motivado em retornar ao IC, espero trabalhar bastante para alcançar os objetivos </text:span><text:span text:style-name="T2">traçados.</text:span></text:p>
      <text:p text:style-name="Standard"><text:span text:style-name="T2"/></text:p>
      <text:p text:style-name="P1"><text:span text:style-name="T1">A minha programação para este semestre no IC </text:span><text:span text:style-name="T3">compreende</text:span><text:span text:style-name="T1">, inicialmente, </text:span><text:span text:style-name="T3">as </text:span><text:span text:style-name="T1">segunda</text:span><text:span text:style-name="T3">s</text:span><text:span text:style-name="T1"> e quarta</text:span><text:span text:style-name="T3">s-feiras</text:span><text:span text:style-name="T1"> de 8:00 às 12:00. </text:span><text:span text:style-name="T3">O que o senhor acha da próxima quarta-feira de manhã ?</text:span></text:p>
      <text:p text:style-name="P2"/>
      <text:p text:style-name="P2"/>
      <text:p text:style-name="P4">Abraços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TrebuchetMS" svg:font-family="TrebuchetMS" style:font-family-generic="swiss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22:34:34.790463000</meta:creation-date>
    <dc:date>2015-08-03T15:09:32.505961000</dc:date>
    <meta:editing-duration>PT2H26M56S</meta:editing-duration>
    <meta:editing-cycles>26</meta:editing-cycles>
    <meta:generator>LibreOffice/4.4.4.3$MacOSX_X86_64 LibreOffice_project/2c39ebcf046445232b798108aa8a7e7d89552ea8</meta:generator>
    <meta:document-statistic meta:table-count="0" meta:image-count="0" meta:object-count="0" meta:page-count="1" meta:paragraph-count="4" meta:word-count="52" meta:character-count="319" meta:non-whitespace-character-count="271"/>
  </office:meta>
</office:document-meta>
</file>